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E00000273DCBE3EB1.png" manifest:media-type="image/png"/>
  <manifest:file-entry manifest:full-path="Pictures/10000201000003F00000018ECEEE20D0.png" manifest:media-type="image/png"/>
  <manifest:file-entry manifest:full-path="Pictures/10000201000002150000022755ED661E.png" manifest:media-type="image/png"/>
  <manifest:file-entry manifest:full-path="Pictures/10000201000003EB00000282004AD9AF.png" manifest:media-type="image/png"/>
  <manifest:file-entry manifest:full-path="Pictures/10000201000005CD0000033D96727B1D.png" manifest:media-type="image/png"/>
  <manifest:file-entry manifest:full-path="Pictures/100002010000030F000002CFF154CEE6.png" manifest:media-type="image/png"/>
  <manifest:file-entry manifest:full-path="Pictures/10000201000001EE000001F7CC77D6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officeooo:rsid="000c8c09" officeooo:paragraph-rsid="000c8c09"/>
    </style:style>
    <style:style style:name="P2" style:family="paragraph" style:parent-style-name="Standard">
      <style:paragraph-properties fo:line-height="150%" fo:text-align="start" style:justify-single-word="false"/>
      <style:text-properties officeooo:rsid="000c8c09" officeooo:paragraph-rsid="000c8c09"/>
    </style:style>
    <style:style style:name="P3" style:family="paragraph" style:parent-style-name="Standard">
      <style:paragraph-properties fo:line-height="150%" fo:text-align="start" style:justify-single-word="false"/>
      <style:text-properties fo:font-size="18pt" fo:font-weight="bold" officeooo:rsid="000d7515" officeooo:paragraph-rsid="000d7515" style:font-size-asian="15.75pt" style:font-weight-asian="bold" style:font-size-complex="18pt" style:font-weight-complex="bold"/>
    </style:style>
    <style:style style:name="P4" style:family="paragraph" style:parent-style-name="Standard">
      <style:paragraph-properties fo:line-height="150%" fo:text-align="start" style:justify-single-word="false"/>
      <style:text-properties fo:font-size="18pt" style:text-underline-style="none" fo:font-weight="bold" officeooo:rsid="000d7515" officeooo:paragraph-rsid="001950cc" style:font-size-asian="15.75pt" style:font-weight-asian="bold" style:font-size-complex="18pt" style:font-weight-complex="bold"/>
    </style:style>
    <style:style style:name="P5" style:family="paragraph" style:parent-style-name="Standard">
      <style:paragraph-properties fo:line-height="150%" fo:text-align="start" style:justify-single-word="false"/>
      <style:text-properties fo:font-size="12pt" style:text-underline-style="none" fo:font-weight="normal" officeooo:rsid="000d7515" officeooo:paragraph-rsid="000d7515"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style:text-underline-style="none" fo:font-weight="normal" officeooo:rsid="000d7515" officeooo:paragraph-rsid="001950cc"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fo:font-weight="normal" officeooo:rsid="000d7515" officeooo:paragraph-rsid="0011ea73" style:font-size-asian="10.5pt" style:font-weight-asian="normal" style:font-size-complex="12pt" style:font-weight-complex="normal"/>
    </style:style>
    <style:style style:name="P8" style:family="paragraph" style:parent-style-name="Standard">
      <style:paragraph-properties fo:line-height="150%" fo:text-align="center" style:justify-single-word="false"/>
      <style:text-properties fo:font-size="12pt" fo:font-weight="normal" officeooo:rsid="0011ea73" officeooo:paragraph-rsid="0011ea73" style:font-size-asian="10.5pt" style:font-weight-asian="normal" style:font-size-complex="12pt" style:font-weight-complex="normal"/>
    </style:style>
    <style:style style:name="P9" style:family="paragraph" style:parent-style-name="Standard">
      <style:paragraph-properties fo:line-height="150%" fo:text-align="center" style:justify-single-word="false"/>
      <style:text-properties fo:font-size="12pt" fo:font-weight="normal" officeooo:rsid="001463b0" officeooo:paragraph-rsid="0011ea73" style:font-size-asian="10.5pt" style:font-weight-asian="normal" style:font-size-complex="12pt" style:font-weight-complex="normal"/>
    </style:style>
    <style:style style:name="P10" style:family="paragraph" style:parent-style-name="Standard">
      <style:paragraph-properties fo:line-height="150%" fo:text-align="center" style:justify-single-word="false"/>
      <style:text-properties fo:font-size="12pt" fo:font-weight="normal" officeooo:rsid="001af21b" officeooo:paragraph-rsid="001af21b" style:font-size-asian="10.5pt" style:font-weight-asian="normal" style:font-size-complex="12pt" style:font-weight-complex="normal"/>
    </style:style>
    <style:style style:name="P11" style:family="paragraph" style:parent-style-name="Standard">
      <style:paragraph-properties fo:line-height="150%" fo:text-align="center" style:justify-single-word="false"/>
      <style:text-properties officeooo:paragraph-rsid="000c8c09"/>
    </style:style>
    <style:style style:name="P12" style:family="paragraph" style:parent-style-name="Standard">
      <style:paragraph-properties fo:line-height="150%" fo:text-align="start" style:justify-single-word="false" fo:break-before="page"/>
      <style:text-properties fo:font-size="18pt" fo:font-weight="bold" officeooo:rsid="000d7515" officeooo:paragraph-rsid="000d7515" style:font-size-asian="18pt" style:font-weight-asian="bold" style:font-size-complex="18pt" style:font-weight-complex="bold"/>
    </style:style>
    <style:style style:name="P13" style:family="paragraph" style:parent-style-name="Standard">
      <style:paragraph-properties fo:line-height="150%" fo:text-align="start" style:justify-single-word="false" fo:break-before="page"/>
      <style:text-properties fo:font-size="18pt" fo:font-weight="bold" officeooo:rsid="000d7515" officeooo:paragraph-rsid="000d7515" style:font-size-asian="15.75pt" style:font-weight-asian="bold" style:font-size-complex="18pt" style:font-weight-complex="bold"/>
    </style:style>
    <style:style style:name="P14" style:family="paragraph" style:parent-style-name="Standard">
      <style:paragraph-properties fo:line-height="150%" fo:text-align="start" style:justify-single-word="false" fo:break-before="page"/>
      <style:text-properties fo:font-size="18pt" style:text-underline-style="none" fo:font-weight="bold" officeooo:rsid="000d7515" officeooo:paragraph-rsid="001950cc" style:font-size-asian="15.75pt" style:font-weight-asian="bold" style:font-size-complex="18pt" style:font-weight-complex="bold"/>
    </style:style>
    <style:style style:name="P15" style:family="paragraph" style:parent-style-name="Standard">
      <style:paragraph-properties fo:line-height="150%" fo:text-align="center" style:justify-single-word="false" fo:break-before="page"/>
      <style:text-properties fo:font-size="12pt" fo:font-weight="normal" officeooo:rsid="0011ea73" officeooo:paragraph-rsid="0011ea73" style:font-size-asian="10.5pt" style:font-weight-asian="normal" style:font-size-complex="12pt" style:font-weight-complex="normal"/>
    </style:style>
    <style:style style:name="P16" style:family="paragraph" style:parent-style-name="Standard">
      <style:paragraph-properties fo:line-height="150%" fo:text-align="center" style:justify-single-word="false" fo:break-before="page"/>
      <style:text-properties fo:font-size="12pt" fo:font-weight="normal" officeooo:rsid="001af21b" officeooo:paragraph-rsid="001af21b" style:font-size-asian="10.5pt" style:font-weight-asian="normal" style:font-size-complex="12pt" style:font-weight-complex="normal"/>
    </style:style>
    <style:style style:name="P17" style:family="paragraph" style:parent-style-name="Standard" style:master-page-name="First_20_Page">
      <style:paragraph-properties fo:line-height="150%" fo:text-align="center" style:justify-single-word="false" style:page-number="auto"/>
      <style:text-properties officeooo:rsid="000c8c09" officeooo:paragraph-rsid="000c8c09"/>
    </style:style>
    <style:style style:name="P18" style:family="paragraph" style:parent-style-name="Standard">
      <style:paragraph-properties fo:line-height="150%" fo:text-align="start" style:justify-single-word="false" fo:break-before="page"/>
      <style:text-properties fo:font-size="18pt" fo:font-weight="bold" officeooo:rsid="000c8c09" officeooo:paragraph-rsid="000c8c09" style:font-size-asian="18pt" style:font-weight-asian="bold" style:font-size-complex="18pt" style:font-weight-complex="bold"/>
    </style:style>
    <style:style style:name="P19" style:family="paragraph" style:parent-style-name="Standard">
      <style:paragraph-properties fo:line-height="150%" fo:text-align="start" style:justify-single-word="false"/>
      <style:text-properties fo:font-size="12pt" style:text-underline-style="none" fo:font-weight="normal" officeooo:rsid="000d7515" officeooo:paragraph-rsid="000d7515" style:font-size-asian="10.5pt" style:font-weight-asian="normal" style:font-size-complex="12pt" style:font-weight-complex="normal"/>
    </style:style>
    <style:style style:name="P20" style:family="paragraph" style:parent-style-name="Table_20_Contents">
      <style:paragraph-properties fo:text-align="start" style:justify-single-word="false"/>
      <style:text-properties fo:font-size="12pt" officeooo:rsid="001fcc3d" style:font-size-asian="10.5pt" style:font-size-complex="12pt"/>
    </style:style>
    <style:style style:name="P21" style:family="paragraph" style:parent-style-name="Table_20_Contents">
      <style:paragraph-properties fo:text-align="start" style:justify-single-word="false"/>
      <style:text-properties fo:font-size="12pt" officeooo:rsid="001fcc3d" officeooo:paragraph-rsid="001fcc3d" style:font-size-asian="10.5pt" style:font-size-complex="12pt"/>
    </style:style>
    <style:style style:name="P22" style:family="paragraph" style:parent-style-name="Table_20_Contents">
      <style:paragraph-properties fo:text-align="center" style:justify-single-word="false"/>
      <style:text-properties fo:font-size="12pt" officeooo:rsid="001fcc3d" officeooo:paragraph-rsid="001fcc3d" style:font-size-asian="10.5pt" style:font-size-complex="12pt"/>
    </style:style>
    <style:style style:name="P23" style:family="paragraph" style:parent-style-name="Table_20_Contents">
      <style:paragraph-properties fo:text-align="center" style:justify-single-word="false"/>
      <style:text-properties fo:font-size="12pt" style:font-size-asian="10.5pt" style:font-size-complex="12pt"/>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officeooo:rsid="000c8c09"/>
    </style:style>
    <style:style style:name="T3" style:family="text">
      <style:text-properties officeooo:rsid="0011ea73"/>
    </style:style>
    <style:style style:name="T4" style:family="text">
      <style:text-properties officeooo:rsid="00135775"/>
    </style:style>
    <style:style style:name="T5" style:family="text">
      <style:text-properties officeooo:rsid="0015ac73"/>
    </style:style>
    <style:style style:name="T6" style:family="text">
      <style:text-properties officeooo:rsid="0016506e"/>
    </style:style>
    <style:style style:name="T7" style:family="text">
      <style:text-properties officeooo:rsid="0017338c"/>
    </style:style>
    <style:style style:name="T8" style:family="text">
      <style:text-properties officeooo:rsid="001950cc"/>
    </style:style>
    <style:style style:name="T9" style:family="text">
      <style:text-properties officeooo:rsid="001ecf8d"/>
    </style:style>
    <style:style style:name="T10" style:family="text">
      <style:text-properties officeooo:rsid="001fcc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9">Final</text:span> Report</text:p>
      <text:p text:style-name="P1">ECE 437</text:p>
      <text:p text:style-name="P1">Team: Mitchel Bouma, Alex Dunker</text:p>
      <text:p text:style-name="P1">TA: Chuan Tan</text:p>
      <text:p text:style-name="P11"><text:span text:style-name="T2">Due Date: </text:span><text:bookmark text:name="docs-internal-guid-e815813b-dad2-7146-14f4-ce7cfc2a680a"/><text:span text:style-name="T1">December 9, 2016</text:span></text:p>
      <text:p text:style-name="P18">Overview</text:p>
      <text:p text:style-name="P2"><text:tab/><text:span text:style-name="T5">Our team designed and implemented a dual core processor and cache on top of our existing pipeline processor. The cache design implements a storage component that stores recently used data so it can be served to the processor faster. There are separate data caches and instruction caches. The instruction cache being a 512 bit direct mapped cache, and the data cache being a two way associative cache with 1 Kbits in size. These caches sit between the processor and RAM and are used to limit the number of times the processor is required to access RAM as this is a much more expensive operation than accessing data in the cache. The multi-core design allows the processor to take advantage of parallel programming. While this requires additional effort on the part of the program to take advantage of this, it allows each core to be executing different instructions concurrently. A coherency controller is used to prevent coherency issues, and the result is better CPI performance as it is leveraging both the cache and more instructions per cycle. In our multi-core implementation each core has its own cache and the MSI model is used to ensure coherency between caches, and allows each independent processor to be able to access and share data successfully. Both of the implementations however do require significantly higher resources and power requirements.</text:span></text:p>
      <text:p text:style-name="P2"><text:tab/>The test bench used to get metrics was mergesort.asm <text:span text:style-name="T3">and dual.mergesort.asm</text:span>. Mergesort has many branches, r-type instructions, and jumps, so it therefore tests the main functionality of the processor well. It is also very complex and has a relatively long execution time, so the metrics will be distinguishable between the designs. The main metrics used when comparing the designs are max frequency, mips (millions of instructions per second), and run time. <text:span text:style-name="T4">However due to restrictions based on our multicore processor the algorithm will be run to sort 16 values. The comparisons made will bet between a pipelined processor, a pipelined processor with caches, and a dual core processor with caches. </text:span></text:p>
      <text:p text:style-name="P2"><text:tab/><text:span text:style-name="T8">The rest of our report will include the block diagrams for our processor, cache, and coherence control as well as corresponding state diagrams, the results from the mapped versions of our designs and the conclusions we have taken from the results.</text:span></text:p>
      <text:p text:style-name="P12">Processor Design</text:p>
      <text:p text:style-name="P8">Processor Design</text:p>
      <text:p text:style-name="P8"><draw:frame draw:style-name="fr1" draw:name="Image5" text:anchor-type="paragraph" svg:x="1.5591in" svg:y="-0.0252in" svg:width="3.9508in" svg:height="4.0228in" draw:z-index="4"><draw:image xlink:href="Pictures/10000201000001EE000001F7CC77D6F6.png" xlink:type="simple" xlink:show="embed" xlink:actuate="onLoad"/></draw:frame></text:p>
      <text:p text:style-name="P8"/>
      <text:p text:style-name="P8"/>
      <text:p text:style-name="P8"/>
      <text:p text:style-name="P8"/>
      <text:p text:style-name="P8"/>
      <text:p text:style-name="P8"/>
      <text:p text:style-name="P9"><draw:frame draw:style-name="fr1" draw:name="Image6" text:anchor-type="paragraph" svg:x="-0.5311in" svg:y="2.3264in" svg:width="7.9638in" svg:height="4.4453in" draw:z-index="5"><draw:image xlink:href="Pictures/10000201000005CD0000033D96727B1D.png" xlink:type="simple" xlink:show="embed" xlink:actuate="onLoad"/></draw:frame></text:p>
      <text:p text:style-name="P15">Cache Design</text:p>
      <text:p text:style-name="P8"><draw:frame draw:style-name="fr2" draw:name="Image2" text:anchor-type="paragraph" svg:width="6.9252in" svg:height="4.4319in" draw:z-index="1"><draw:image xlink:href="Pictures/10000201000003EB00000282004AD9AF.png" xlink:type="simple" xlink:show="embed" xlink:actuate="onLoad"/></draw:frame></text:p>
      <text:p text:style-name="P8"/>
      <text:p text:style-name="P8"><draw:frame draw:style-name="fr3" draw:name="Image3" text:anchor-type="paragraph" svg:x="1.2693in" svg:y="-0.0244in" svg:width="4.4701in" svg:height="4.6217in" draw:z-index="2"><draw:image xlink:href="Pictures/10000201000002150000022755ED661E.png" xlink:type="simple" xlink:show="embed" xlink:actuate="onLoad"/></draw:frame><text:soft-page-break/></text:p>
      <text:p text:style-name="P16">Cache State Diagram</text:p>
      <text:p text:style-name="P10"><draw:frame draw:style-name="fr2" draw:name="Image7" text:anchor-type="paragraph" svg:width="6.9252in" svg:height="6.3583in" draw:z-index="6"><draw:image xlink:href="Pictures/100002010000030F000002CFF154CEE6.png" xlink:type="simple" xlink:show="embed" xlink:actuate="onLoad"/></draw:frame></text:p>
      <text:p text:style-name="P15">Coherence Control</text:p>
      <text:p text:style-name="P8"><draw:frame draw:style-name="fr2" draw:name="Image4" text:anchor-type="paragraph" svg:width="6.9252in" svg:height="2.7339in" draw:z-index="3"><draw:image xlink:href="Pictures/10000201000003F00000018ECEEE20D0.png" xlink:type="simple" xlink:show="embed" xlink:actuate="onLoad"/></draw:frame></text:p>
      <text:p text:style-name="P8">Memory Control State Diagram</text:p>
      <text:p text:style-name="P7"><draw:frame draw:style-name="fr1" draw:name="Image1" text:anchor-type="paragraph" svg:x="-0.3665in" svg:y="0.0311in" svg:width="7.6583in" svg:height="4.698in" draw:z-index="0"><draw:image xlink:href="Pictures/10000201000003FE00000273DCBE3EB1.png" xlink:type="simple" xlink:show="embed" xlink:actuate="onLoad"/></draw:frame></text:p>
      <text:p text:style-name="P13">Results</text:p>
      <text:p text:style-name="P3"/>
      <text:p text:style-name="P5">Test Case: <text:span text:style-name="T10">m</text:span>ergesort.asm <text:span text:style-name="T10">&amp; dual.mergesort.asm</text:span></text:p>
      <table:table table:name="Table1" table:style-name="Table1">
        <table:table-column table:style-name="Table1.A" table:number-columns-repeated="5"/>
        <table:table-row>
          <table:table-cell table:style-name="Table1.A1" office:value-type="string">
            <text:p text:style-name="P23"/>
          </table:table-cell>
          <table:table-cell table:style-name="Table1.A1" office:value-type="string">
            <text:p text:style-name="P22">Pipeline</text:p>
          </table:table-cell>
          <table:table-cell table:style-name="Table1.A1" office:value-type="string">
            <text:p text:style-name="P22">Pipeline w/ Caches</text:p>
          </table:table-cell>
          <table:table-cell table:style-name="Table1.A1" office:value-type="string">
            <text:p text:style-name="P22">Multicore w/ Caches</text:p>
          </table:table-cell>
          <table:table-cell table:style-name="Table1.E1" office:value-type="string">
            <text:p text:style-name="P22">Source</text:p>
          </table:table-cell>
        </table:table-row>
        <table:table-row>
          <table:table-cell table:style-name="Table1.A2" office:value-type="string">
            <text:p text:style-name="P21">Max Clock Frequency</text:p>
          </table:table-cell>
          <table:table-cell table:style-name="Table1.A2" office:value-type="string">
            <text:p text:style-name="P22">54.45 MHz</text:p>
          </table:table-cell>
          <table:table-cell table:style-name="Table1.A2" office:value-type="string">
            <text:p text:style-name="P22">43.58 MHz</text:p>
          </table:table-cell>
          <table:table-cell table:style-name="Table1.A2" office:value-type="string">
            <text:p text:style-name="P22">39.95 MHz</text:p>
          </table:table-cell>
          <table:table-cell table:style-name="Table1.E2" office:value-type="string">
            <text:p text:style-name="P21">From log</text:p>
          </table:table-cell>
        </table:table-row>
        <table:table-row>
          <table:table-cell table:style-name="Table1.A2" office:value-type="string">
            <text:p text:style-name="P21">Avg Instructions/Cycle</text:p>
          </table:table-cell>
          <table:table-cell table:style-name="Table1.A2" office:value-type="string">
            <text:p text:style-name="P22">0.08</text:p>
          </table:table-cell>
          <table:table-cell table:style-name="Table1.A2" office:value-type="string">
            <text:p text:style-name="P22">0.28</text:p>
          </table:table-cell>
          <table:table-cell table:style-name="Table1.A2" office:value-type="string">
            <text:p text:style-name="P22">0.27</text:p>
          </table:table-cell>
          <table:table-cell table:style-name="Table1.E2" office:value-type="string">
            <text:p text:style-name="P21">Instructions/cycles</text:p>
          </table:table-cell>
        </table:table-row>
        <table:table-row>
          <table:table-cell table:style-name="Table1.A2" office:value-type="string">
            <text:p text:style-name="P21">Latency</text:p>
          </table:table-cell>
          <table:table-cell table:style-name="Table1.A2" office:value-type="string">
            <text:p text:style-name="P22">91.8 ns</text:p>
          </table:table-cell>
          <table:table-cell table:style-name="Table1.A2" office:value-type="string">
            <text:p text:style-name="P22">114.7 ns</text:p>
          </table:table-cell>
          <table:table-cell table:style-name="Table1.A2" office:value-type="string">
            <text:p text:style-name="P22">166.9 ns</text:p>
          </table:table-cell>
          <table:table-cell table:style-name="Table1.E2" office:value-type="string">
            <text:p text:style-name="P21">5*(1/frequency)</text:p>
          </table:table-cell>
        </table:table-row>
        <table:table-row>
          <table:table-cell table:style-name="Table1.A2" office:value-type="string">
            <text:p text:style-name="P21">FPGA Resources</text:p>
          </table:table-cell>
          <table:table-cell table:style-name="Table1.A2" office:value-type="string">
            <text:p text:style-name="P22">1629</text:p>
          </table:table-cell>
          <table:table-cell table:style-name="Table1.A2" office:value-type="string">
            <text:p text:style-name="P22">4145</text:p>
          </table:table-cell>
          <table:table-cell table:style-name="Table1.A2" office:value-type="string">
            <text:p text:style-name="P22">8125</text:p>
          </table:table-cell>
          <table:table-cell table:style-name="Table1.E2" office:value-type="string">
            <text:p text:style-name="P20">Registers in log</text:p>
          </table:table-cell>
        </table:table-row>
        <table:table-row>
          <table:table-cell table:style-name="Table1.A2" office:value-type="string">
            <text:p text:style-name="P21">Run Time</text:p>
          </table:table-cell>
          <table:table-cell table:style-name="Table1.A2" office:value-type="string">
            <text:p text:style-name="P22">18 ns</text:p>
          </table:table-cell>
          <table:table-cell table:style-name="Table1.A2" office:value-type="string">
            <text:p text:style-name="P22">23 ns</text:p>
          </table:table-cell>
          <table:table-cell table:style-name="Table1.A2" office:value-type="string">
            <text:p text:style-name="P22">33 ns</text:p>
          </table:table-cell>
          <table:table-cell table:style-name="Table1.E2" office:value-type="string">
            <text:p text:style-name="P21">instructions*(1/ipc)*((1/frequency)/cycles)</text:p>
          </table:table-cell>
        </table:table-row>
        <table:table-row>
          <table:table-cell table:style-name="Table1.A2" office:value-type="string">
            <text:p text:style-name="P21">Cycles</text:p>
          </table:table-cell>
          <table:table-cell table:style-name="Table1.A2" office:value-type="string">
            <text:p text:style-name="P22">7800</text:p>
          </table:table-cell>
          <table:table-cell table:style-name="Table1.A2" office:value-type="string">
            <text:p text:style-name="P22">2145</text:p>
          </table:table-cell>
          <table:table-cell table:style-name="Table1.A2" office:value-type="string">
            <text:p text:style-name="P22">2337</text:p>
          </table:table-cell>
          <table:table-cell table:style-name="Table1.E2" office:value-type="string">
            <text:p text:style-name="P21">From system.sim</text:p>
          </table:table-cell>
        </table:table-row>
        <table:table-row>
          <table:table-cell table:style-name="Table1.A2" office:value-type="string">
            <text:p text:style-name="P21">Instructions</text:p>
          </table:table-cell>
          <table:table-cell table:style-name="Table1.A2" office:value-type="string">
            <text:p text:style-name="P22">610</text:p>
          </table:table-cell>
          <table:table-cell table:style-name="Table1.A2" office:value-type="string">
            <text:p text:style-name="P22">610</text:p>
          </table:table-cell>
          <table:table-cell table:style-name="Table1.A2" office:value-type="string">
            <text:p text:style-name="P22">625</text:p>
          </table:table-cell>
          <table:table-cell table:style-name="Table1.E2" office:value-type="string">
            <text:p text:style-name="P21">From sim-m (core1+core2)</text:p>
          </table:table-cell>
        </table:table-row>
      </table:table>
      <text:p text:style-name="P5"/>
      <text:p text:style-name="P14">Conclusion</text:p>
      <text:p text:style-name="P6"><text:tab/><text:span text:style-name="T8">Our results show a great increase in the number of instructions per cycle with the implementation of the caches, which shows the amount of performance that can be given when it is not necessary to constantly access memory. While the clock frequency was decreasing, we can attribute this to the increasing complexity of our design, and time spent towards optimizations would help increase this. The multicore processor does not show any increase with terms of performance, but with larger and larger workloads the increased performance would become more apparent, as the number of instructions executed is still a rather small amount. The versions with the caches use almost a fourth of the cycles than the processor without the cache. These two processors do however use quite a bit more resources, which would be expected based on the extra items needed to implement each. </text:span></text:p>
      <text:p text:style-name="P4">Contributions</text:p>
      <text:p text:style-name="P5"><text:tab/>Mitch can be credited with <text:span text:style-name="T7">designing and creating the block diagrams for the caches as well as the data cache state diagram. Mitch also wrote the code for the data cache and did the majority of the debugging on it throughout the process. He also integrated the code needed to implement LL and SC instructions into the data cache.</text:span></text:p>
      <text:p text:style-name="P5"><text:tab/>Alex <text:span text:style-name="T6">focus on the caches was creating the instruction cache diagram and code, as well as debugging it. He designed and wrote the coherency control inside of the memory controller. This included creating state diagrams as well as writing and debugging the code. He also assisted in the debugging of the data cache, but took a secondary role to Mitch. Alex wrote and implemented the LL SC instructions in the data-path and control unit as well as the parallel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tor Graphics</meta:initial-creator>
    <meta:creation-date>2016-10-13T20:50:11.651514336</meta:creation-date>
    <dc:date>2016-12-09T16:36:53.279088670</dc:date>
    <dc:creator>Mentor Graphics</dc:creator>
    <meta:editing-duration>PT3H34M46S</meta:editing-duration>
    <meta:editing-cycles>20</meta:editing-cycles>
    <meta:generator>LibreOffice/4.3.7.2$Linux_X86_64 LibreOffice_project/430$Build-2</meta:generator>
    <meta:document-statistic meta:table-count="1" meta:image-count="7" meta:object-count="0" meta:page-count="9" meta:paragraph-count="61" meta:word-count="761" meta:character-count="4653" meta:non-whitespace-character-count="3945"/>
  </office:meta>
</office:document-meta>
</file>